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d9e1c" officeooo:paragraph-rsid="001d9e1c" style:font-weight-asian="bold" style:font-weight-complex="bold"/>
    </style:style>
    <style:style style:name="P2" style:family="paragraph" style:parent-style-name="Preformatted_20_Text">
      <style:text-properties fo:font-weight="normal" officeooo:rsid="001d9e1c" officeooo:paragraph-rsid="001d9e1c" style:font-weight-asian="normal" style:font-weight-complex="normal"/>
    </style:style>
    <style:style style:name="P3" style:family="paragraph" style:parent-style-name="Preformatted_20_Text">
      <style:text-properties fo:font-weight="normal" officeooo:rsid="001ecf99" officeooo:paragraph-rsid="001ecf99" style:font-weight-asian="normal" style:font-weight-complex="normal"/>
    </style:style>
    <style:style style:name="P4" style:family="paragraph" style:parent-style-name="Preformatted_20_Text">
      <style:text-properties fo:font-weight="normal" officeooo:rsid="001ef8ba" officeooo:paragraph-rsid="001ef8ba" style:font-weight-asian="normal" style:font-weight-complex="normal"/>
    </style:style>
    <style:style style:name="P5" style:family="paragraph" style:parent-style-name="Preformatted_20_Text">
      <style:text-properties fo:font-weight="bold" officeooo:rsid="001ef8ba" officeooo:paragraph-rsid="001ef8b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 Mars</text:p>
      <text:p text:style-name="P2">Skapat “grammarModule”</text:p>
      <text:p text:style-name="P3">Läst på om biblioteken. Trodde de skulle vara lätta att använda som phrasebook.pgf I Androidexemplet, men nej. </text:p>
      <text:p text:style-name="P5">1 April</text:p>
      <text:p text:style-name="P4">Testat att skriva grammars från scratch. Jag tror det kan vara möjligt att autogenerera alla nödvändiga .gf-filer, utan att använda biblioteken på github. Har tänkt börja jobba på javaklasser som kan sätta in strängar I textfiler för att sedan testa att sätta in ord och inflection tables I .gf-fil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12:37:22.352157837</dc:date>
    <dc:creator>David Johnsson</dc:creator>
    <meta:editing-duration>PT4M28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5" meta:word-count="72" meta:character-count="449" meta:non-whitespace-character-count="380"/>
  </office:meta>
</office:document-meta>
</file>